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cc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none" officeooo:rsid="3449857d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37" style:family="text">
      <style:text-properties style:font-name="標楷體1"/>
    </style:style>
    <style:style style:name="T38" style:family="text">
      <style:text-properties style:font-name="標楷體1" style:font-name-asian="標楷體1"/>
    </style:style>
    <style:style style:name="T39" style:family="text">
      <style:text-properties style:font-name="標楷體1" officeooo:rsid="0a6d63ec" style:font-name-asian="標楷體1"/>
    </style:style>
    <style:style style:name="T40" style:family="text">
      <style:text-properties style:font-name="標楷體1" style:text-underline-style="solid" style:text-underline-width="auto" style:text-underline-color="font-color"/>
    </style:style>
    <style:style style:name="T41" style:family="text">
      <style:text-properties style:font-name="標楷體1" officeooo:rsid="3449857d"/>
    </style:style>
    <style:style style:name="T42" style:family="text">
      <style:text-properties style:font-name="標楷體1" officeooo:rsid="2968fd3e"/>
    </style:style>
    <style:style style:name="T43" style:family="text">
      <style:text-properties officeooo:rsid="3449857d"/>
    </style:style>
    <style:style style:name="T44" style:family="text">
      <style:text-properties style:font-name="Liberation Serif" officeooo:rsid="0a6d63ec" style:font-name-asian="標楷體1"/>
    </style:style>
    <style:style style:name="T45" style:family="text">
      <style:text-properties officeooo:rsid="0a6d63ec"/>
    </style:style>
    <style:style style:name="T46" style:family="text">
      <style:text-properties officeooo:rsid="2f7a955a"/>
    </style:style>
    <style:style style:name="T47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48" style:family="text">
      <style:text-properties officeooo:rsid="29aaad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7">_ (第1本</text:span><text:span text:style-name="T7">)</text:span></text:p>
          <text:list>
            <text:list-item>
              <text:p text:style-name="P11"><text:span text:style-name="T6">神</text:span><text:span text:style-name="T7">，</text:span><text:span text:style-name="T23">精神層個體、第</text:span><text:span text:style-name="T11">2</text:span><text:span text:style-name="T23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2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3"><text:span text:style-name="T31">肉質層個體、意識層個體、精神層個體</text:span>，。</text:p>
            </text:list-item>
            <text:list-item>
              <text:p text:style-name="P14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38"> (第1本)</text:span></text:p>
          <text:list>
            <text:list-item>
              <text:p text:style-name="P24"><text:span text:style-name="T1">間諜</text:span>，<text:span text:style-name="T46">子彈、彈道、（靶上的）彈痕、領導層型間諜、國民群型間諜、國家型間諜、商業型間諜、政治型間諜、軍事型間諜、電器、</text:span><text:span text:style-name="T23">第</text:span><text:span text:style-name="T12">a</text:span><text:span text:style-name="T23">層級型態個體、</text:span><text:span text:style-name="T26">肉質層型間諜、意識層型間諜、精神層型間諜</text:span><text:span text:style-name="T24">、電</text:span><text:span text:style-name="T26">器</text:span><text:span text:style-name="T24">、</text:span><text:span text:style-name="T35">位</text:span><text:span text:style-name="T26">器</text:span><text:span text:style-name="T24">、電磁波、</text:span><text:span text:style-name="T35">位</text:span><text:span text:style-name="T36">動</text:span><text:span text:style-name="T24">波、</text:span><text:span text:style-name="T14">紅外線</text:span><text:span text:style-name="T24">、可見光、</text:span><text:span text:style-name="T14">紫外線</text:span><text:span text:style-name="T24">、次聲波、聲波、</text:span><text:span text:style-name="T28">超</text:span><text:span text:style-name="T24">音波、聲音、重力波、手機、攝影機</text:span><text:span text:style-name="T26">、麥克風、陀螺儀、</text:span><text:span text:style-name="T34">USB</text:span><text:span text:style-name="T26">孔、觸控螢幕、手機畫面</text:span>。</text:p>
            </text:list-item>
          </text:list>
        </text:list-item>
        <text:list-item>
          <text:p text:style-name="P5">世界學<text:span text:style-name="T38"> (第1本)</text:span></text:p>
          <text:list>
            <text:list-item>
              <text:p text:style-name="P15"><text:span text:style-name="T1">世界學</text:span>，<text:span text:style-name="T10">機械手錶、函數、發條、現象、本質、</text:span><text:span text:style-name="T13">單一本質、瞬間本質、當下本質、整體本質、可能性本質、創造數學工具、河川、上游、下游</text:span>。</text:p>
            </text:list-item>
            <text:list-item>
              <text:p text:style-name="P16"><text:span text:style-name="T1">紅移、紫移</text:span>，超音速、音爆、後移現象。</text:p>
            </text:list-item>
            <text:list-item>
              <text:p text:style-name="P16"><text:span text:style-name="T1">維度</text:span>，線。</text:p>
            </text:list-item>
          </text:list>
        </text:list-item>
        <text:list-item>
          <text:p text:style-name="P5">物質世界學<text:span text:style-name="T38"> (第1本)</text:span></text:p>
          <text:list>
            <text:list-item>
              <text:p text:style-name="P17"><text:span text:style-name="T1">力</text:span>，<text:span text:style-name="T24">第</text:span><text:span text:style-name="T12">a</text:span><text:span text:style-name="T25">層級宗態譜</text:span>。</text:p>
            </text:list-item>
            <text:list-item>
              <text:p text:style-name="P26"><text:span text:style-name="T32">重力</text:span>，<text:span text:style-name="T24">重力子、第</text:span><text:span text:style-name="T16">3</text:span><text:span text:style-name="T25">層級宗態譜</text:span>。</text:p>
            </text:list-item>
          </text:list>
        </text:list-item>
        <text:list-item>
          <text:p text:style-name="P27">社會 (第1本)</text:p>
          <text:list>
            <text:list-item>
              <text:p text:style-name="P6"><text:span text:style-name="T22">內捲</text:span><text:span text:style-name="T18">，</text:span><text:span text:style-name="T5">。</text:span></text:p>
            </text:list-item>
            <text:list-item>
              <text:p text:style-name="P6"><text:span text:style-name="T27">貧窮</text:span><text:span text:style-name="T5">，。</text:span></text:p>
            </text:list-item>
            <text:list-item>
              <text:p text:style-name="P10"><text:span text:style-name="T29">教育</text:span><text:span text:style-name="T5">，</text:span><text:span text:style-name="T21">神職教育、神學、數學、拉丁文</text:span><text:span text:style-name="T5">、</text:span><text:span text:style-name="T21">地動說、豌豆雜交實驗</text:span><text:span text:style-name="T5">。</text:span></text:p>
            </text:list-item>
          </text:list>
        </text:list-item>
        <text:list-item>
          <text:p text:style-name="P7"><text:span text:style-name="T44">時空</text:span><text:span text:style-name="T39">旅行 (第1本)</text:span></text:p>
          <text:list>
            <text:list-item>
              <text:p text:style-name="P18"><text:span text:style-name="T3">時空旅行的 悖論</text:span><text:span text:style-name="T45">，</text:span>。</text:p>
            </text:list-item>
          </text:list>
        </text:list-item>
        <text:list-item>
          <text:p text:style-name="P6">數學<text:span text:style-name="T38"> (第1本)</text:span></text:p>
          <text:list>
            <text:list-item>
              <text:p text:style-name="P18">微積分，。</text:p>
            </text:list-item>
          </text:list>
        </text:list-item>
        <text:list-item>
          <text:p text:style-name="P8">歷史<text:span text:style-name="T38"> (第1本)</text:span></text:p>
          <text:list>
            <text:list-item>
              <text:p text:style-name="P19"><text:span text:style-name="T1">人類文明的 實驗</text:span>，。</text:p>
            </text:list-item>
            <text:list-item>
              <text:p text:style-name="P19"><text:span text:style-name="T1">文藝復興</text:span>，。</text:p>
            </text:list-item>
            <text:list-item>
              <text:p text:style-name="P25"><text:span text:style-name="T4">啟蒙運動</text:span>，<text:span text:style-name="T43">立法、法律、教育、權限（</text:span><text:span text:style-name="T15">Power limit</text:span><text:span text:style-name="T29">）、人權、生命權、隱私權</text:span>。</text:p>
            </text:list-item>
            <text:list-item>
              <text:p text:style-name="P20"><text:span text:style-name="T2">科舉</text:span><text:span text:style-name="T43">，</text:span>。</text:p>
            </text:list-item>
          </text:list>
        </text:list-item>
        <text:list-item>
          <text:p text:style-name="P27">歷史人物 （第1本）</text:p>
          <text:list>
            <text:list-item>
              <text:p text:style-name="P20"><text:span text:style-name="T40">商鞅</text:span><text:span text:style-name="T37">，法家、</text:span><text:span text:style-name="T41">商君書</text:span><text:span text:style-name="T37">。</text:span></text:p>
            </text:list-item>
            <text:list-item>
              <text:p text:style-name="P20"><text:span text:style-name="T40">蘇格拉底</text:span><text:span text:style-name="T37">，。</text:span></text:p>
            </text:list-item>
            <text:list-item>
              <text:p text:style-name="P21"><text:span text:style-name="T2">柏拉圖</text:span><text:span text:style-name="T37">，。</text:span></text:p>
            </text:list-item>
            <text:list-item>
              <text:p text:style-name="P21"><text:span text:style-name="T40">尼采</text:span><text:span text:style-name="T37">，。</text:span></text:p>
            </text:list-item>
          </text:list>
        </text:list-item>
        <text:list-item>
          <text:p text:style-name="P9"><text:span text:style-name="T37">精神世界學 （第</text:span><text:span text:style-name="T42">1本</text:span><text:span text:style-name="T37">）</text:span></text:p>
          <text:list>
            <text:list-item>
              <text:p text:style-name="P22"><text:span text:style-name="T30">受到 精神層個體、超能力個體 影響 有機率出現的 現象</text:span><text:span text:style-name="T37">，</text:span><text:span text:style-name="T9">Y</text:span><text:span text:style-name="T10">ouTube、手機、機械手錶</text:span><text:span text:style-name="T47">、函數</text:span><text:span text:style-name="T10">、發條</text:span><text:span text:style-name="T37">。</text:span></text:p>
            </text:list-item>
            <text:list-item>
              <text:p text:style-name="P23"><text:span text:style-name="T40">精神世界學</text:span><text:span text:style-name="T37">，</text:span><text:span text:style-name="T22">記錄、好奇、探索、思考、質疑、驗證、傳承、</text:span><text:span text:style-name="T23">精神世界學、</text:span><text:span text:style-name="T8">物質世界</text:span><text:span text:style-name="T23">學</text:span><text:span text:style-name="T3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20:53:48.262000000</dc:date>
    <meta:editing-duration>P204DT5H25M35S</meta:editing-duration>
    <meta:editing-cycles>9857</meta:editing-cycles>
    <meta:document-statistic meta:table-count="0" meta:image-count="0" meta:object-count="0" meta:page-count="1" meta:paragraph-count="36" meta:word-count="746" meta:character-count="828" meta:non-whitespace-character-count="804"/>
  </office:meta>
</office:document-meta>
</file>